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2.2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7.9cm" svg:y="2.713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7cm" svg:height="0.787cm" svg:x="2.5cm" svg:y="4.913cm">
          <text:p text:style-name="P1"><text:span text:style-name="T1">calc_sum_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.5cm" svg:height="0.787cm" svg:x="14.1cm" svg:y="4.9cm">
          <text:p text:style-name="P1"><text:span text:style-name="T1">calc_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5cm" svg:height="0.787cm" svg:x="15.8cm" svg:y="4.9cm">
          <text:p text:style-name="P1"><text:span text:style-name="T1">calc_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cm" svg:y1="3.5cm" svg:x2="3.85cm" svg:y2="4.913cm" draw:start-shape="id1" draw:start-glue-point="2" draw:end-shape="id2" draw:end-glue-point="0" svg:d="M8500 3500v706h-4650v707" svg:viewBox="0 0 4651 1414">
          <text:p/>
        </draw:connector>
        <draw:connector draw:style-name="gr4" draw:text-style-name="P3" draw:layer="layout" svg:x1="8.5cm" svg:y1="3.5cm" svg:x2="14.85cm" svg:y2="4.9cm" draw:start-shape="id1" draw:start-glue-point="2" draw:end-shape="id3" draw:end-glue-point="0" svg:d="M8500 3500v699h6350v701" svg:viewBox="0 0 6351 1401">
          <text:p/>
        </draw:connector>
        <draw:connector draw:style-name="gr4" draw:text-style-name="P3" draw:layer="layout" svg:x1="8.5cm" svg:y1="3.5cm" svg:x2="16.55cm" svg:y2="4.9cm" draw:start-shape="id1" draw:start-glue-point="2" draw:end-shape="id4" draw:end-glue-point="0" svg:d="M8500 3500v699h8050v701" svg:viewBox="0 0 8051 1401">
          <text:p/>
        </draw:connector>
        <draw:custom-shape draw:style-name="gr2" draw:text-style-name="P2" xml:id="id5" draw:id="id5" draw:layer="layout" svg:width="2.7cm" svg:height="0.787cm" svg:x="5.4cm" svg:y="4.913cm">
          <text:p text:style-name="P1"><text:span text:style-name="T1">calc_sum_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7cm" svg:height="0.787cm" svg:x="8.3cm" svg:y="4.913cm">
          <text:p text:style-name="P1"><text:span text:style-name="T1">calc_sum_x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7cm" svg:height="0.787cm" svg:x="11.2cm" svg:y="4.913cm">
          <text:p text:style-name="P1"><text:span text:style-name="T1">calc_sum_x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5cm" svg:y1="3.5cm" svg:x2="6.75cm" svg:y2="4.913cm" draw:start-shape="id1" draw:start-glue-point="2" draw:end-shape="id5" draw:end-glue-point="0" svg:d="M8500 3500v706h-1750v707" svg:viewBox="0 0 1751 1414">
          <text:p/>
        </draw:connector>
        <draw:connector draw:style-name="gr4" draw:text-style-name="P3" draw:layer="layout" svg:x1="8.5cm" svg:y1="3.5cm" svg:x2="9.65cm" svg:y2="4.913cm" draw:start-shape="id1" draw:start-glue-point="2" draw:end-shape="id6" draw:end-glue-point="0" svg:d="M8500 3500v706h1150v707" svg:viewBox="0 0 1151 1414">
          <text:p/>
        </draw:connector>
        <draw:connector draw:style-name="gr4" draw:text-style-name="P3" draw:layer="layout" svg:x1="8.5cm" svg:y1="3.5cm" svg:x2="12.55cm" svg:y2="4.913cm" draw:start-shape="id1" draw:start-glue-point="2" draw:end-shape="id7" draw:end-glue-point="0" svg:d="M8500 3500v706h4050v707" svg:viewBox="0 0 4051 1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32M49S</meta:editing-duration>
    <meta:editing-cycles>21</meta:editing-cycles>
    <meta:generator>LibreOffice/6.1.4.2$Windows_X86_64 LibreOffice_project/9d0f32d1f0b509096fd65e0d4bec26ddd1938fd3</meta:generator>
    <dc:date>2019-01-31T12:20:25.101000000</dc:date>
    <meta:document-statistic meta:object-count="13"/>
  </office:meta>
</office:document-meta>
</file>